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64ff4"/>
    </style:style>
    <style:style style:name="P2" style:family="paragraph" style:parent-style-name="Standard">
      <style:paragraph-properties fo:text-align="justify" style:justify-single-word="false"/>
      <style:text-properties officeooo:rsid="001094ec" officeooo:paragraph-rsid="001094ec"/>
    </style:style>
    <style:style style:name="P3" style:family="paragraph" style:parent-style-name="Standard">
      <style:paragraph-properties fo:text-align="justify" style:justify-single-word="false"/>
      <style:text-properties officeooo:rsid="001094ec" officeooo:paragraph-rsid="001cdad7"/>
    </style:style>
    <style:style style:name="P4" style:family="paragraph" style:parent-style-name="Standard">
      <style:paragraph-properties fo:text-align="justify" style:justify-single-word="false"/>
      <style:text-properties officeooo:rsid="00137da5" officeooo:paragraph-rsid="00137da5"/>
    </style:style>
    <style:style style:name="P5" style:family="paragraph" style:parent-style-name="Standard">
      <style:paragraph-properties fo:text-align="justify" style:justify-single-word="false"/>
      <style:text-properties officeooo:rsid="00137da5" officeooo:paragraph-rsid="001cdad7"/>
    </style:style>
    <style:style style:name="P6" style:family="paragraph" style:parent-style-name="Standard">
      <style:paragraph-properties fo:text-align="justify" style:justify-single-word="false"/>
      <style:text-properties fo:font-weight="bold" officeooo:rsid="001094ec" officeooo:paragraph-rsid="001094ec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weight="bold" officeooo:rsid="00137da5" officeooo:paragraph-rsid="00137da5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officeooo:rsid="00137da5" officeooo:paragraph-rsid="001e405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e4052" style:font-weight-asian="bold" style:font-weight-complex="bold"/>
    </style:style>
    <style:style style:name="T3" style:family="text">
      <style:text-properties fo:font-weight="normal" officeooo:rsid="001c6be2" style:font-weight-asian="normal" style:font-weight-complex="normal"/>
    </style:style>
    <style:style style:name="T4" style:family="text">
      <style:text-properties fo:font-weight="normal" officeooo:rsid="001cdad7" style:font-weight-asian="normal" style:font-weight-complex="normal"/>
    </style:style>
    <style:style style:name="T5" style:family="text">
      <style:text-properties fo:font-weight="normal" officeooo:rsid="001094ec" style:font-weight-asian="normal" style:font-weight-complex="normal"/>
    </style:style>
    <style:style style:name="T6" style:family="text">
      <style:text-properties fo:font-weight="normal" officeooo:rsid="001e4052" style:font-weight-asian="normal" style:font-weight-complex="normal"/>
    </style:style>
    <style:style style:name="T7" style:family="text">
      <style:text-properties officeooo:rsid="001a78ee"/>
    </style:style>
    <style:style style:name="T8" style:family="text">
      <style:text-properties officeooo:rsid="001c6be2"/>
    </style:style>
    <style:style style:name="T9" style:family="text">
      <style:text-properties officeooo:rsid="001e405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<text:span text:style-name="T1">Ejercicio 1: </text:span><text:span text:style-name="T6">Procedimiento bien. Errores calculando. La constante te sale un número complejo (raíz cuadrada de un número negativo), lo cual no puede ser </text:span><text:span text:style-name="T3">(</text:span><text:span text:style-name="T6">8</text:span><text:span text:style-name="T3">/10).</text:span></text:p>
      <text:p text:style-name="P6"/>
      <text:p text:style-name="P2"><text:span text:style-name="T1">Ejercicio 2:</text:span> <text:span text:style-name="T8">Perfecto</text:span> (<text:span text:style-name="T8">10</text:span>/10).</text:p>
      <text:p text:style-name="P6"/>
      <text:p text:style-name="P3"><text:span text:style-name="T1">Ejercicio 3:</text:span> <text:span text:style-name="T9">Error integrando exponencial (la integral de -15*exp(24) es (-15/24)*exp(24)!)</text:span> (<text:span text:style-name="T9">8</text:span>/10).</text:p>
      <text:p text:style-name="P3"/>
      <text:p text:style-name="P3"><text:span text:style-name="T1">Ejercicio 4:</text:span> <text:span text:style-name="T8">Perfecto</text:span> (<text:span text:style-name="T8">10</text:span>/10).</text:p>
      <text:p text:style-name="P7"/>
      <text:p text:style-name="P5"><text:span text:style-name="T1">Ejercicio 5:</text:span> <text:span text:style-name="T9">Mira cómo lo he hecho yo (5/10).</text:span></text:p>
      <text:p text:style-name="P7"/>
      <text:p text:style-name="P5"><text:span text:style-name="T1">Ejercicio 6: </text:span><text:span text:style-name="T3">Perfecto</text:span><text:span text:style-name="T5"> (</text:span><text:span text:style-name="T3">10</text:span><text:span text:style-name="T5">/10).</text:span></text:p>
      <text:p text:style-name="P7"/>
      <text:p text:style-name="P5"><text:span text:style-name="T1">Ejercicio 7:</text:span> <text:span text:style-name="T9">No presentado.</text:span></text:p>
      <text:p text:style-name="P7"/>
      <text:p text:style-name="P8"><text:span text:style-name="T1">Ejercicio 8:</text:span> <text:span text:style-name="T9">No presentado. </text:span></text:p>
      <text:p text:style-name="P7"/>
      <text:p text:style-name="P8"><text:span text:style-name="T1">Ejercicio 9:</text:span> <text:span text:style-name="T9">No presentado.</text:span></text:p>
      <text:p text:style-name="P7"/>
      <text:p text:style-name="P4"><text:span text:style-name="T1">Nota: </text:span><text:bookmark-start text:name="__DdeLink__95_3530221071"/><text:span text:style-name="T6">(8+10+8+10+5+10+0+0+0)/9</text:span><text:bookmark-end text:name="__DdeLink__95_3530221071"/><text:span text:style-name="T6">=6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7T16:58:17.837760646</meta:creation-date>
    <dc:date>2020-05-08T17:14:37.926461391</dc:date>
    <meta:editing-duration>PT1H34M22S</meta:editing-duration>
    <meta:editing-cycles>17</meta:editing-cycles>
    <meta:generator>LibreOffice/6.0.7.3$Linux_X86_64 LibreOffice_project/00m0$Build-3</meta:generator>
    <meta:document-statistic meta:table-count="0" meta:image-count="0" meta:object-count="0" meta:page-count="1" meta:paragraph-count="10" meta:word-count="72" meta:character-count="508" meta:non-whitespace-character-count="445"/>
  </office:meta>
</office:document-meta>
</file>